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eb1794b7d-style_2" style:family="table" style:master-page-name="master_01">
      <style:table-properties table:border-model="collapsing" fo:break-before="page" table:align="left"/>
    </style:style>
    <style:style style:name="seb1794b7d-style_4" style:family="table-row"/>
    <style:style style:name="seb1794b7d-style_5" style:family="table-cell"/>
    <style:style style:name="seb1794b7d-style_6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eb1794b7d-style_7" style:family="text"/>
    <style:style style:name="seb1794b7d-style_8" style:family="table">
      <style:table-properties table:border-model="collapsing" table:align="left"/>
    </style:style>
    <style:style style:name="seb1794b7d-style_10" style:family="table-row"/>
    <style:style style:name="seb1794b7d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eb1794b7d-style_13" style:family="text"/>
    <style:style style:name="seb1794b7d-style_14" style:family="table-row"/>
    <style:style style:name="seb1794b7d-style_1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eb1794b7d-style_17" style:family="text"/>
    <style:style style:name="seb1794b7d-style_18" style:family="table">
      <style:table-properties table:border-model="collapsing" table:align="left"/>
    </style:style>
    <style:style style:name="seb1794b7d-style_20" style:family="table-row"/>
    <style:style style:name="seb1794b7d-style_2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2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eb1794b7d-style_23" style:family="text"/>
    <style:style style:name="seb1794b7d-style_24" style:family="table-row"/>
    <style:style style:name="seb1794b7d-style_2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2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eb1794b7d-style_27" style:family="text"/>
    <style:style style:name="seb1794b7d-style_28" style:family="table">
      <style:table-properties table:border-model="collapsing" table:align="left"/>
    </style:style>
    <style:style style:name="seb1794b7d-style_30" style:family="table-row"/>
    <style:style style:name="seb1794b7d-style_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3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eb1794b7d-style_33" style:family="text"/>
    <style:style style:name="seb1794b7d-style_34" style:family="table-row"/>
    <style:style style:name="seb1794b7d-style_3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3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eb1794b7d-style_37" style:family="text"/>
    <style:style style:name="seb1794b7d-style_38" style:family="table">
      <style:table-properties table:border-model="collapsing" table:align="left"/>
    </style:style>
    <style:style style:name="seb1794b7d-style_40" style:family="table-row"/>
    <style:style style:name="seb1794b7d-style_4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4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eb1794b7d-style_43" style:family="text"/>
    <style:style style:name="seb1794b7d-style_44" style:family="table-row"/>
    <style:style style:name="seb1794b7d-style_4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4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eb1794b7d-style_47" style:family="text"/>
    <style:style style:name="seb1794b7d-style_48" style:family="table">
      <style:table-properties table:border-model="collapsing" table:align="left"/>
    </style:style>
    <style:style style:name="seb1794b7d-style_50" style:family="table-row"/>
    <style:style style:name="seb1794b7d-style_5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5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eb1794b7d-style_53" style:family="text"/>
    <style:style style:name="seb1794b7d-style_54" style:family="table-row"/>
    <style:style style:name="seb1794b7d-style_5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56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eb1794b7d-style_57" style:family="text"/>
    <style:style style:name="seb1794b7d-style_58" style:family="paragraph">
      <style:paragraph-properties fo:padding-bottom="0pt" fo:padding-left="0pt" fo:padding-right="0pt" fo:padding-top="0pt" fo:break-before="page"/>
    </style:style>
    <style:style style:name="seb1794b7d-style_59" style:family="text">
      <style:text-properties fo:font-family="'Arial'" fo:font-size="13.5pt" style:text-underline-type="single"/>
    </style:style>
    <style:style style:name="seb1794b7d-style_60" style:family="table">
      <style:table-properties table:border-model="collapsing" table:align="left"/>
    </style:style>
    <style:style style:name="seb1794b7d-style_62" style:family="table-row"/>
    <style:style style:name="seb1794b7d-style_63" style:family="table-cell"/>
    <style:style style:name="seb1794b7d-style_64" style:family="paragraph">
      <style:paragraph-properties fo:padding-bottom="0pt" fo:padding-left="0pt" fo:padding-right="0pt" fo:padding-top="0pt"/>
    </style:style>
    <style:style style:name="seb1794b7d-style_65" style:family="text"/>
    <style:style style:name="seb1794b7d-style_6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68" style:family="text"/>
    <style:style style:name="seb1794b7d-style_6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71" style:family="text"/>
    <style:style style:name="seb1794b7d-style_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74" style:family="text"/>
    <style:style style:name="seb1794b7d-style_75" style:family="table-row"/>
    <style:style style:name="seb1794b7d-style_7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78" style:family="text"/>
    <style:style style:name="seb1794b7d-style_79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81" style:family="text"/>
    <style:style style:name="seb1794b7d-style_82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84" style:family="text"/>
    <style:style style:name="seb1794b7d-style_8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87" style:family="text"/>
    <style:style style:name="seb1794b7d-style_88" style:family="table-row"/>
    <style:style style:name="seb1794b7d-style_8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91" style:family="text"/>
    <style:style style:name="seb1794b7d-style_92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94" style:family="text"/>
    <style:style style:name="seb1794b7d-style_9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97" style:family="text"/>
    <style:style style:name="seb1794b7d-style_98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9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100" style:family="text"/>
    <style:style style:name="seb1794b7d-style_101" style:family="table-row"/>
    <style:style style:name="seb1794b7d-style_10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0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104" style:family="text"/>
    <style:style style:name="seb1794b7d-style_105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0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107" style:family="text"/>
    <style:style style:name="seb1794b7d-style_108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110" style:family="text"/>
    <style:style style:name="seb1794b7d-style_111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eb1794b7d-style_113" style:family="text"/>
    <style:style style:name="seb1794b7d-style_114" style:family="table-row"/>
    <style:style style:name="seb1794b7d-style_11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117" style:family="text"/>
    <style:style style:name="seb1794b7d-style_118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19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20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21" style:family="table">
      <style:table-properties table:border-model="collapsing" table:align="left"/>
    </style:style>
    <style:style style:name="seb1794b7d-style_123" style:family="table-row"/>
    <style:style style:name="seb1794b7d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25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eb1794b7d-style_126" style:family="text"/>
    <style:style style:name="seb1794b7d-style_127" style:family="table-row"/>
    <style:style style:name="seb1794b7d-style_12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130" style:family="text"/>
    <style:style style:name="seb1794b7d-style_1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133" style:family="text"/>
    <style:style style:name="seb1794b7d-style_13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136" style:family="text"/>
    <style:style style:name="seb1794b7d-style_13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eb1794b7d-style_139" style:family="text"/>
    <style:style style:name="seb1794b7d-style_140" style:family="paragraph">
      <style:paragraph-properties fo:padding-bottom="0pt" fo:padding-left="0pt" fo:padding-right="0pt" fo:padding-top="0pt" fo:break-before="page"/>
    </style:style>
    <style:style style:name="seb1794b7d-style_141" style:family="text">
      <style:text-properties fo:font-family="'Arial'" fo:font-size="13.5pt" style:text-underline-type="single"/>
    </style:style>
    <style:style style:name="seb1794b7d-style_142" style:family="table">
      <style:table-properties table:border-model="collapsing" table:align="left"/>
    </style:style>
    <style:style style:name="seb1794b7d-style_144" style:family="table-row"/>
    <style:style style:name="seb1794b7d-style_14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eb1794b7d-style_147" style:family="text"/>
    <style:style style:name="seb1794b7d-style_148" style:family="table-row"/>
    <style:style style:name="seb1794b7d-style_14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eb1794b7d-style_151" style:family="text"/>
    <style:style style:name="seb1794b7d-style_152" style:family="table-row"/>
    <style:style style:name="seb1794b7d-style_153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eb1794b7d-style_155" style:family="text"/>
    <style:style style:name="seb1794b7d-style_156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5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eb1794b7d-style_158" style:family="text"/>
    <style:style style:name="seb1794b7d-style_159" style:family="table-cell">
      <style:table-cell-properties fo:border-top="0.75pt solid #000000" fo:border-right="0.75pt solid #000000" fo:border-bottom="0.75pt solid #000000" fo:border-left="0.75pt solid #000000"/>
    </style:style>
    <style:style style:name="seb1794b7d-style_1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eb1794b7d-style_161" style:family="text"/>
    <style:style style:name="seb1794b7d-style_162" style:family="table-row"/>
    <style:style style:name="seb1794b7d-style_163" style:family="table-cell"/>
    <style:style style:name="seb1794b7d-style_16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6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eb1794b7d-style_166" style:family="text"/>
    <style:style style:name="seb1794b7d-style_16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6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eb1794b7d-style_169" style:family="text"/>
    <style:style style:name="seb1794b7d-style_170" style:family="paragraph">
      <style:paragraph-properties fo:padding-bottom="0pt" fo:padding-left="0pt" fo:padding-right="0pt" fo:padding-top="0pt"/>
    </style:style>
    <style:style style:name="seb1794b7d-style_171" style:family="text">
      <style:text-properties fo:font-family="'Arial'" fo:font-size="13.5pt" style:text-underline-type="single"/>
    </style:style>
    <style:style style:name="seb1794b7d-style_172" style:family="paragraph">
      <style:paragraph-properties fo:padding-bottom="0pt" fo:padding-left="0pt" fo:padding-right="0pt" fo:padding-top="0pt"/>
    </style:style>
    <style:style style:name="seb1794b7d-style_173" style:family="text">
      <style:text-properties fo:font-family="'Arial'" fo:font-size="10.5pt"/>
    </style:style>
    <style:style style:name="seb1794b7d-style_174" style:family="table">
      <style:table-properties table:border-model="collapsing" table:align="left"/>
    </style:style>
    <style:style style:name="seb1794b7d-style_176" style:family="table-row"/>
    <style:style style:name="seb1794b7d-style_177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eb1794b7d-style_178" style:family="paragraph">
      <style:paragraph-properties fo:padding-bottom="0pt" fo:padding-left="0pt" fo:padding-right="0pt" fo:padding-top="0pt"/>
    </style:style>
    <style:style style:name="seb1794b7d-style_179" style:family="text">
      <style:text-properties fo:font-family="'Arial'" fo:font-size="10.5pt" fo:font-weight="bold"/>
    </style:style>
    <style:style style:name="seb1794b7d-style_180" style:family="text">
      <style:text-properties fo:font-family="'Arial'" fo:font-size="4.5pt" fo:font-weight="bold"/>
    </style:style>
    <style:style style:name="seb1794b7d-style_181" style:family="text">
      <style:text-properties fo:font-family="'Arial'" fo:font-size="10.5pt" fo:font-weight="bold"/>
    </style:style>
    <style:style style:name="seb1794b7d-style_182" style:family="text">
      <style:text-properties fo:font-family="'Arial'" fo:font-size="10.5pt" fo:font-weight="bold"/>
    </style:style>
    <style:style style:name="seb1794b7d-style_183" style:family="text">
      <style:text-properties fo:font-family="'Arial'" fo:font-size="4.5pt" fo:font-weight="bold"/>
    </style:style>
    <style:style style:name="seb1794b7d-style_184" style:family="text">
      <style:text-properties fo:font-family="'Arial'" fo:font-size="10.5pt" fo:font-weight="bold"/>
    </style:style>
    <style:style style:name="seb1794b7d-style_185" style:family="text">
      <style:text-properties fo:font-family="'Arial'" fo:font-size="4.5pt" fo:font-weight="bold"/>
    </style:style>
    <style:style style:name="seb1794b7d-style_186" style:family="text">
      <style:text-properties fo:font-family="'Arial'" fo:font-size="10.5pt" fo:font-weight="bold"/>
    </style:style>
    <style:style style:name="seb1794b7d-style_187" style:family="paragraph">
      <style:paragraph-properties fo:padding-bottom="0pt" fo:padding-left="0pt" fo:padding-right="0pt" fo:padding-top="0pt"/>
    </style:style>
    <style:style style:name="seb1794b7d-style_188" style:family="text">
      <style:text-properties fo:font-family="'Arial'" fo:font-size="10.5pt"/>
    </style:style>
  </office:automatic-styles>
  <office:body>
    <office:text text:use-soft-page-breaks="true">
      <table:table table:style-name="seb1794b7d-style_2" xml:id="seb1794b7d-table_3">
        <table:table-column table:number-columns-repeated="1"/>
        <table:table-row table:style-name="seb1794b7d-style_4" xml:id="seb1794b7d-table_3_0">
          <table:table-cell table:style-name="seb1794b7d-style_5">
            <text:p text:style-name="seb1794b7d-style_6"><text:span text:style-name="seb1794b7d-style_7">PROGRAMACIÓ DIDÀCTICA GENERAL DE MÒDUL PROFESSIONAL</text:span></text:p>
          </table:table-cell>
        </table:table-row>
      </table:table>
      <table:table table:style-name="seb1794b7d-style_8" xml:id="seb1794b7d-table_9">
        <table:table-column table:number-columns-repeated="1"/>
        <table:table-row table:style-name="seb1794b7d-style_10" xml:id="seb1794b7d-table_9_0">
          <table:table-cell table:style-name="seb1794b7d-style_11">
            <text:p text:style-name="seb1794b7d-style_12"><text:span text:style-name="seb1794b7d-style_13">Nom del Cicle Formatiu</text:span></text:p>
          </table:table-cell>
        </table:table-row>
        <table:table-row table:style-name="seb1794b7d-style_14" xml:id="seb1794b7d-table_9_1">
          <table:table-cell table:style-name="seb1794b7d-style_15">
            <text:p text:style-name="seb1794b7d-style_16"><text:span text:style-name="seb1794b7d-style_17">CFPM Desenvolupament Web (LOE)</text:span></text:p>
          </table:table-cell>
        </table:table-row>
      </table:table>
      <table:table table:style-name="seb1794b7d-style_18" xml:id="seb1794b7d-table_19">
        <table:table-column table:number-columns-repeated="1"/>
        <table:table-row table:style-name="seb1794b7d-style_20" xml:id="seb1794b7d-table_19_0">
          <table:table-cell table:style-name="seb1794b7d-style_21">
            <text:p text:style-name="seb1794b7d-style_22"><text:span text:style-name="seb1794b7d-style_23">Nom del mòdul professional</text:span></text:p>
          </table:table-cell>
        </table:table-row>
        <table:table-row table:style-name="seb1794b7d-style_24" xml:id="seb1794b7d-table_19_1">
          <table:table-cell table:style-name="seb1794b7d-style_25">
            <text:p text:style-name="seb1794b7d-style_26"><text:span text:style-name="seb1794b7d-style_27">(DW10)M02. Bases de dades</text:span></text:p>
          </table:table-cell>
        </table:table-row>
      </table:table>
      <table:table table:style-name="seb1794b7d-style_28" xml:id="seb1794b7d-table_29">
        <table:table-column table:number-columns-repeated="1"/>
        <table:table-row table:style-name="seb1794b7d-style_30" xml:id="seb1794b7d-table_29_0">
          <table:table-cell table:style-name="seb1794b7d-style_31">
            <text:p text:style-name="seb1794b7d-style_32"><text:span text:style-name="seb1794b7d-style_33">Curs del cicle</text:span></text:p>
          </table:table-cell>
        </table:table-row>
        <table:table-row table:style-name="seb1794b7d-style_34" xml:id="seb1794b7d-table_29_1">
          <table:table-cell table:style-name="seb1794b7d-style_35">
            <text:p text:style-name="seb1794b7d-style_36"><text:span text:style-name="seb1794b7d-style_37">Segon curs(UF4)</text:span></text:p>
          </table:table-cell>
        </table:table-row>
      </table:table>
      <table:table table:style-name="seb1794b7d-style_38" xml:id="seb1794b7d-table_39">
        <table:table-column table:number-columns-repeated="1"/>
        <table:table-row table:style-name="seb1794b7d-style_40" xml:id="seb1794b7d-table_39_0">
          <table:table-cell table:style-name="seb1794b7d-style_41">
            <text:p text:style-name="seb1794b7d-style_42"><text:span text:style-name="seb1794b7d-style_43">Durada</text:span></text:p>
          </table:table-cell>
        </table:table-row>
        <table:table-row table:style-name="seb1794b7d-style_44" xml:id="seb1794b7d-table_39_1">
          <table:table-cell table:style-name="seb1794b7d-style_45">
            <text:p text:style-name="seb1794b7d-style_46"><text:span text:style-name="seb1794b7d-style_47">80 hores + 9 lliure disposició</text:span></text:p>
          </table:table-cell>
        </table:table-row>
      </table:table>
      <table:table table:style-name="seb1794b7d-style_48" xml:id="seb1794b7d-table_49">
        <table:table-column table:number-columns-repeated="1"/>
        <table:table-row table:style-name="seb1794b7d-style_50" xml:id="seb1794b7d-table_49_0">
          <table:table-cell table:style-name="seb1794b7d-style_51">
            <text:p text:style-name="seb1794b7d-style_52"><text:span text:style-name="seb1794b7d-style_53">Curs</text:span></text:p>
          </table:table-cell>
        </table:table-row>
        <table:table-row table:style-name="seb1794b7d-style_54" xml:id="seb1794b7d-table_49_1">
          <table:table-cell table:style-name="seb1794b7d-style_55">
            <text:p text:style-name="seb1794b7d-style_56"><text:span text:style-name="seb1794b7d-style_57">2013/2014</text:span></text:p>
          </table:table-cell>
        </table:table-row>
      </table:table>
      <text:p text:style-name="seb1794b7d-style_58"><text:span text:style-name="seb1794b7d-style_59">1. GESTIÓ DE LA PROGRAMACIÓ</text:span></text:p>
      <table:table table:style-name="seb1794b7d-style_60" xml:id="seb1794b7d-table_61">
        <table:table-column table:number-columns-repeated="4"/>
        <table:table-row table:style-name="seb1794b7d-style_62" xml:id="seb1794b7d-table_61_0">
          <table:table-cell table:style-name="seb1794b7d-style_63">
            <text:p text:style-name="seb1794b7d-style_64"><text:span text:style-name="seb1794b7d-style_65"/></text:p>
          </table:table-cell>
          <table:table-cell table:style-name="seb1794b7d-style_66">
            <text:p text:style-name="seb1794b7d-style_67"><text:span text:style-name="seb1794b7d-style_68">Realitzat per: </text:span></text:p>
          </table:table-cell>
          <table:table-cell table:style-name="seb1794b7d-style_69">
            <text:p text:style-name="seb1794b7d-style_70"><text:span text:style-name="seb1794b7d-style_71">Revisat per: </text:span></text:p>
          </table:table-cell>
          <table:table-cell table:style-name="seb1794b7d-style_72">
            <text:p text:style-name="seb1794b7d-style_73"><text:span text:style-name="seb1794b7d-style_74">Aprovat per: </text:span></text:p>
          </table:table-cell>
        </table:table-row>
        <table:table-row table:style-name="seb1794b7d-style_75" xml:id="seb1794b7d-table_61_1">
          <table:table-cell table:style-name="seb1794b7d-style_76">
            <text:p text:style-name="seb1794b7d-style_77"><text:span text:style-name="seb1794b7d-style_78">Nom i cognoms</text:span></text:p>
          </table:table-cell>
          <table:table-cell table:style-name="seb1794b7d-style_79">
            <text:p text:style-name="seb1794b7d-style_80"><text:span text:style-name="seb1794b7d-style_81">Steve Stifler</text:span></text:p>
          </table:table-cell>
          <table:table-cell table:style-name="seb1794b7d-style_82">
            <text:p text:style-name="seb1794b7d-style_83"><text:span text:style-name="seb1794b7d-style_84"/></text:p>
          </table:table-cell>
          <table:table-cell table:style-name="seb1794b7d-style_85">
            <text:p text:style-name="seb1794b7d-style_86"><text:span text:style-name="seb1794b7d-style_87"/></text:p>
          </table:table-cell>
        </table:table-row>
        <table:table-row table:style-name="seb1794b7d-style_88" xml:id="seb1794b7d-table_61_2">
          <table:table-cell table:style-name="seb1794b7d-style_89">
            <text:p text:style-name="seb1794b7d-style_90"><text:span text:style-name="seb1794b7d-style_91">Càrrec</text:span></text:p>
          </table:table-cell>
          <table:table-cell table:style-name="seb1794b7d-style_92">
            <text:p text:style-name="seb1794b7d-style_93"><text:span text:style-name="seb1794b7d-style_94"/></text:p>
          </table:table-cell>
          <table:table-cell table:style-name="seb1794b7d-style_95">
            <text:p text:style-name="seb1794b7d-style_96"><text:span text:style-name="seb1794b7d-style_97"/></text:p>
          </table:table-cell>
          <table:table-cell table:style-name="seb1794b7d-style_98">
            <text:p text:style-name="seb1794b7d-style_99"><text:span text:style-name="seb1794b7d-style_100"/></text:p>
          </table:table-cell>
        </table:table-row>
        <table:table-row table:style-name="seb1794b7d-style_101" xml:id="seb1794b7d-table_61_3">
          <table:table-cell table:style-name="seb1794b7d-style_102">
            <text:p text:style-name="seb1794b7d-style_103"><text:span text:style-name="seb1794b7d-style_104">Data</text:span></text:p>
          </table:table-cell>
          <table:table-cell table:style-name="seb1794b7d-style_105">
            <text:p text:style-name="seb1794b7d-style_106"><text:span text:style-name="seb1794b7d-style_107">2016-05-19</text:span></text:p>
          </table:table-cell>
          <table:table-cell table:style-name="seb1794b7d-style_108">
            <text:p text:style-name="seb1794b7d-style_109"><text:span text:style-name="seb1794b7d-style_110"/></text:p>
          </table:table-cell>
          <table:table-cell table:style-name="seb1794b7d-style_111">
            <text:p text:style-name="seb1794b7d-style_112"><text:span text:style-name="seb1794b7d-style_113"/></text:p>
          </table:table-cell>
        </table:table-row>
        <table:table-row table:style-name="seb1794b7d-style_114" xml:id="seb1794b7d-table_61_4">
          <table:table-cell table:style-name="seb1794b7d-style_115">
            <text:p text:style-name="seb1794b7d-style_116"><text:span text:style-name="seb1794b7d-style_117">Signatura</text:span></text:p>
          </table:table-cell>
          <table:table-cell table:style-name="seb1794b7d-style_118" table:number-rows-spanned="3"/>
          <table:table-cell table:style-name="seb1794b7d-style_119" table:number-rows-spanned="3"/>
          <table:table-cell table:style-name="seb1794b7d-style_120" table:number-rows-spanned="3"/>
        </table:table-row>
      </table:table>
      <table:table table:style-name="seb1794b7d-style_121" xml:id="seb1794b7d-table_122">
        <table:table-column table:number-columns-repeated="4"/>
        <table:table-row table:style-name="seb1794b7d-style_123" xml:id="seb1794b7d-table_122_0">
          <table:table-cell table:style-name="seb1794b7d-style_124" table:number-columns-spanned="4">
            <text:p text:style-name="seb1794b7d-style_125"><text:span text:style-name="seb1794b7d-style_126">Llistat de les modificacions</text:span></text:p>
          </table:table-cell>
          <table:covered-table-cell/>
          <table:covered-table-cell/>
          <table:covered-table-cell/>
        </table:table-row>
        <table:table-row table:style-name="seb1794b7d-style_127" xml:id="seb1794b7d-table_122_1">
          <table:table-cell table:style-name="seb1794b7d-style_128">
            <text:p text:style-name="seb1794b7d-style_129"><text:span text:style-name="seb1794b7d-style_130">Versió</text:span></text:p>
          </table:table-cell>
          <table:table-cell table:style-name="seb1794b7d-style_131">
            <text:p text:style-name="seb1794b7d-style_132"><text:span text:style-name="seb1794b7d-style_133">Revisió</text:span></text:p>
          </table:table-cell>
          <table:table-cell table:style-name="seb1794b7d-style_134">
            <text:p text:style-name="seb1794b7d-style_135"><text:span text:style-name="seb1794b7d-style_136">Descripció de la modificació</text:span></text:p>
          </table:table-cell>
          <table:table-cell table:style-name="seb1794b7d-style_137">
            <text:p text:style-name="seb1794b7d-style_138"><text:span text:style-name="seb1794b7d-style_139">Aprovació</text:span></text:p>
          </table:table-cell>
        </table:table-row>
      </table:table>
      <text:p text:style-name="seb1794b7d-style_140"><text:span text:style-name="seb1794b7d-style_141">3. RELACIÓ D'UNITATS FORMATIVES</text:span></text:p>
      <table:table table:style-name="seb1794b7d-style_142" xml:id="seb1794b7d-table_143">
        <table:table-column table:number-columns-repeated="3"/>
        <table:table-row table:style-name="seb1794b7d-style_144" xml:id="seb1794b7d-table_143_0">
          <table:table-cell table:style-name="seb1794b7d-style_145" table:number-columns-spanned="3">
            <text:p text:style-name="seb1794b7d-style_146"><text:span text:style-name="seb1794b7d-style_147">Relació d'unitats formatives</text:span></text:p>
          </table:table-cell>
          <table:covered-table-cell/>
          <table:covered-table-cell/>
        </table:table-row>
        <table:table-row table:style-name="seb1794b7d-style_148" xml:id="seb1794b7d-table_143_1">
          <table:table-cell table:style-name="seb1794b7d-style_149" table:number-columns-spanned="3">
            <text:p text:style-name="seb1794b7d-style_150"><text:span text:style-name="seb1794b7d-style_151">Nom de la Unitat formativa</text:span></text:p>
          </table:table-cell>
          <table:covered-table-cell/>
          <table:covered-table-cell/>
        </table:table-row>
        <table:table-row table:style-name="seb1794b7d-style_152" xml:id="seb1794b7d-table_143_2">
          <table:table-cell table:style-name="seb1794b7d-style_153">
            <text:p text:style-name="seb1794b7d-style_154"><text:span text:style-name="seb1794b7d-style_155">UF4. Bases de dades objecte-relacionals</text:span></text:p>
          </table:table-cell>
          <table:table-cell table:style-name="seb1794b7d-style_156">
            <text:p text:style-name="seb1794b7d-style_157"><text:span text:style-name="seb1794b7d-style_158">10+</text:span></text:p>
          </table:table-cell>
          <table:table-cell table:style-name="seb1794b7d-style_159">
            <text:p text:style-name="seb1794b7d-style_160"><text:span text:style-name="seb1794b7d-style_161">10</text:span></text:p>
          </table:table-cell>
        </table:table-row>
        <table:table-row table:style-name="seb1794b7d-style_162" xml:id="seb1794b7d-table_143_3">
          <table:table-cell table:style-name="seb1794b7d-style_163"/>
          <table:table-cell table:style-name="seb1794b7d-style_164">
            <text:p text:style-name="seb1794b7d-style_165"><text:span text:style-name="seb1794b7d-style_166">Totals</text:span></text:p>
          </table:table-cell>
          <table:table-cell table:style-name="seb1794b7d-style_167">
            <text:p text:style-name="seb1794b7d-style_168"><text:span text:style-name="seb1794b7d-style_169">10h</text:span></text:p>
          </table:table-cell>
        </table:table-row>
      </table:table>
      <text:p text:style-name="seb1794b7d-style_170"><text:span text:style-name="seb1794b7d-style_171">5. AVALUACIÓ/QUALIFICACIÓ/RECUPERACIÓ DEL MP<text:line-break/></text:span></text:p>
      <text:p text:style-name="seb1794b7d-style_172"><text:span text:style-name="seb1794b7d-style_173">Per superar el mòdul professional cal superar independentment les/la 1 UUFF. La qualificació del mòdul professional s'obté segons la següent ponderació:<text:line-break/></text:span></text:p>
      <table:table table:style-name="seb1794b7d-style_174" xml:id="seb1794b7d-table_175">
        <table:table-column table:number-columns-repeated="1"/>
        <table:table-row table:style-name="seb1794b7d-style_176" xml:id="seb1794b7d-table_175_0">
          <table:table-cell table:style-name="seb1794b7d-style_177">
            <text:p text:style-name="seb1794b7d-style_178"><text:span text:style-name="seb1794b7d-style_179">Q</text:span><text:span text:style-name="seb1794b7d-style_180">MP</text:span><text:span text:style-name="seb1794b7d-style_181"> = (</text:span><text:span text:style-name="seb1794b7d-style_182">h</text:span><text:span text:style-name="seb1794b7d-style_183">UF4</text:span><text:span text:style-name="seb1794b7d-style_184">*Q</text:span><text:span text:style-name="seb1794b7d-style_185">UF4</text:span><text:span text:style-name="seb1794b7d-style_186">)/Hores totals MP</text:span></text:p>
          </table:table-cell>
        </table:table-row>
      </table:table>
      <text:p text:style-name="seb1794b7d-style_187"><text:line-break/><text:span text:style-name="seb1794b7d-style_188">Si un alumne no supera qualsevol UF (nota inferior a 5) haurà de presentar-se a una prova extraordinària de recuperació que constarà d'un examen de tots els continguts impartits en aquella UF.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